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b154a" officeooo:paragraph-rsid="000c21d2" style:font-size-asian="12pt" style:font-size-complex="12pt"/>
    </style:style>
    <style:style style:name="P2" style:family="paragraph" style:parent-style-name="Standard">
      <style:text-properties fo:font-size="12pt" fo:font-weight="bold" officeooo:rsid="000b154a" officeooo:paragraph-rsid="000c3e0b" style:font-size-asian="12pt" style:font-weight-asian="bold" style:font-size-complex="12pt" style:font-weight-complex="bold"/>
    </style:style>
    <style:style style:name="P3" style:family="paragraph" style:parent-style-name="Standard">
      <style:text-properties fo:font-size="12pt" fo:font-weight="bold" officeooo:rsid="000c3e0b" officeooo:paragraph-rsid="000c3e0b" style:font-size-asian="12pt" style:font-weight-asian="bold" style:font-size-complex="12pt" style:font-weight-complex="bold"/>
    </style:style>
    <style:style style:name="P4" style:family="paragraph" style:parent-style-name="Standard">
      <style:text-properties fo:font-size="10pt" officeooo:rsid="000b154a" officeooo:paragraph-rsid="000b154a" style:font-size-asian="10pt" style:font-size-complex="10pt"/>
    </style:style>
    <style:style style:name="P5" style:family="paragraph" style:parent-style-name="Standard">
      <style:text-properties fo:font-size="10pt" officeooo:rsid="000b154a" officeooo:paragraph-rsid="000c21d2"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paragraph-rsid="000c21d2" style:font-size-asian="10pt" style:font-size-complex="10pt"/>
    </style:style>
    <style:style style:name="P8" style:family="paragraph" style:parent-style-name="Standard">
      <style:text-properties fo:font-size="10pt" fo:font-weight="bold" officeooo:rsid="000c21d2" officeooo:paragraph-rsid="000c21d2" style:font-size-asian="10pt" style:font-weight-asian="bold" style:font-size-complex="10pt" style:font-weight-complex="bold"/>
    </style:style>
    <style:style style:name="P9" style:family="paragraph" style:parent-style-name="Standard">
      <style:text-properties fo:font-size="10pt" fo:font-weight="bold" officeooo:rsid="000b154a" officeooo:paragraph-rsid="000c3e0b" style:font-size-asian="10pt" style:font-weight-asian="bold" style:font-size-complex="10pt" style:font-weight-complex="bold"/>
    </style:style>
    <style:style style:name="P10" style:family="paragraph" style:parent-style-name="Standard">
      <style:text-properties fo:font-size="10pt" fo:font-weight="bold" officeooo:rsid="000c3e0b" officeooo:paragraph-rsid="000c3e0b" style:font-size-asian="10pt" style:font-weight-asian="bold" style:font-size-complex="10pt" style:font-weight-complex="bold"/>
    </style:style>
    <style:style style:name="P11" style:family="paragraph" style:parent-style-name="Standard">
      <style:text-properties fo:font-size="10pt" fo:font-weight="normal" officeooo:rsid="000c3e0b" officeooo:paragraph-rsid="000c3e0b" style:font-size-asian="10pt" style:font-weight-asian="normal" style:font-size-complex="10pt" style:font-weight-complex="normal"/>
    </style:style>
    <style:style style:name="P12" style:family="paragraph" style:parent-style-name="Standard">
      <style:text-properties fo:font-size="12pt" fo:font-weight="bold" officeooo:rsid="000b154a" officeooo:paragraph-rsid="000b154a" style:font-size-asian="12pt" style:font-weight-asian="bold" style:font-size-complex="12pt" style:font-weight-complex="bold"/>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font-size="10pt" fo:font-weight="bold" officeooo:paragraph-rsid="000c21d2" style:font-size-asian="10pt" style:font-weight-asian="bold" style:font-size-complex="10pt" style:font-weight-complex="bold"/>
    </style:style>
    <style:style style:name="P15" style:family="paragraph" style:parent-style-name="Standard">
      <style:text-properties fo:font-size="10pt" fo:font-weight="bold" officeooo:rsid="000b154a" officeooo:paragraph-rsid="000c21d2" style:font-size-asian="10pt" style:font-weight-asian="bold" style:font-size-complex="10pt" style:font-weight-complex="bold"/>
    </style:style>
    <style:style style:name="P16" style:family="paragraph" style:parent-style-name="Standard">
      <style:text-properties fo:font-size="10pt" fo:font-weight="bold" officeooo:rsid="000c3e0b" officeooo:paragraph-rsid="000c3e0b" style:font-size-asian="10pt" style:font-weight-asian="bold" style:font-size-complex="10pt" style:font-weight-complex="bold"/>
    </style:style>
    <style:style style:name="P17" style:family="paragraph" style:parent-style-name="Standard">
      <style:text-properties fo:font-size="10pt" fo:font-weight="bold" officeooo:rsid="000c3e0b" officeooo:paragraph-rsid="000cabed" style:font-size-asian="10pt" style:font-weight-asian="bold" style:font-size-complex="10pt" style:font-weight-complex="bold"/>
    </style:style>
    <style:style style:name="P18" style:family="paragraph" style:parent-style-name="Standard">
      <style:text-properties fo:font-size="10pt" fo:font-weight="normal" officeooo:rsid="000c21d2" officeooo:paragraph-rsid="000c21d2" style:font-size-asian="10pt" style:font-weight-asian="normal" style:font-size-complex="10pt" style:font-weight-complex="normal"/>
    </style:style>
    <style:style style:name="P19" style:family="paragraph" style:parent-style-name="Standard">
      <style:text-properties fo:font-size="10pt" fo:font-weight="normal" officeooo:rsid="000c3e0b" officeooo:paragraph-rsid="000c3e0b"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0pt" fo:font-weight="normal" officeooo:rsid="0018dfb9" officeooo:paragraph-rsid="000e9997"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weight="bold" officeooo:paragraph-rsid="000e9997" style:font-weight-asian="bold" style:font-weight-complex="bold"/>
    </style:style>
    <style:style style:name="P22" style:family="paragraph" style:parent-style-name="Standard">
      <style:paragraph-properties fo:text-align="center" style:justify-single-word="false"/>
      <style:text-properties fo:font-weight="bold" officeooo:rsid="0018dfb9" officeooo:paragraph-rsid="000e9997" style:font-weight-asian="bold" style:font-weight-complex="bold"/>
    </style:style>
    <style:style style:name="P23" style:family="paragraph" style:parent-style-name="Standard">
      <style:paragraph-properties fo:text-align="center" style:justify-single-word="false"/>
      <style:text-properties officeooo:paragraph-rsid="000e9997"/>
    </style:style>
    <style:style style:name="P24" style:family="paragraph" style:parent-style-name="Standard">
      <style:paragraph-properties fo:text-align="center" style:justify-single-word="false"/>
      <style:text-properties fo:font-weight="normal" officeooo:rsid="0018dfb9" officeooo:paragraph-rsid="000e9997" style:font-weight-asian="normal" style:font-weight-complex="normal"/>
    </style:style>
    <style:style style:name="T1" style:family="text">
      <style:text-properties officeooo:rsid="000b154a"/>
    </style:style>
    <style:style style:name="T2" style:family="text">
      <style:text-properties fo:font-weight="bold" style:font-weight-asian="bold" style:font-weight-complex="bold"/>
    </style:style>
    <style:style style:name="T3" style:family="text">
      <style:text-properties fo:font-weight="bold" officeooo:rsid="000b154a" style:font-weight-asian="bold" style:font-weight-complex="bold"/>
    </style:style>
    <style:style style:name="T4" style:family="text">
      <style:text-properties fo:font-weight="bold" officeooo:rsid="000c21d2"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c3e0b"/>
    </style:style>
    <style:style style:name="T7" style:family="text">
      <style:text-properties fo:font-variant="normal" fo:text-transform="none" fo:color="#222222" loext:opacity="100%" style:font-name="Arial" fo:font-size="12pt" fo:letter-spacing="normal" fo:font-style="normal"/>
    </style:style>
    <style:style style:name="T8" style:family="text">
      <style:text-properties fo:font-variant="normal" fo:text-transform="none" fo:color="#222222" loext:opacity="100%" style:font-name="Arial" fo:font-size="12pt" fo:letter-spacing="normal" fo:font-style="normal" fo:font-weight="normal" style:font-weight-asian="normal" style:font-weight-complex="normal"/>
    </style:style>
    <style:style style:name="T9" style:family="text">
      <style:text-properties fo:font-variant="normal" fo:text-transform="none" fo:color="#222222" loext:opacity="100%" style:font-name="Arial" fo:letter-spacing="normal" fo:font-style="normal"/>
    </style:style>
    <style:style style:name="T10" style:family="text">
      <style:text-properties fo:font-variant="normal" fo:text-transform="none" fo:color="#222222" loext:opacity="100%" style:font-name="Arial" fo:letter-spacing="normal" fo:font-style="normal" fo:font-weight="normal" style:font-weight-asian="normal" style:font-weight-complex="normal"/>
    </style:style>
    <style:style style:name="T11" style:family="text">
      <style:text-properties fo:font-variant="normal" fo:text-transform="none" fo:color="#222222" loext:opacity="100%" style:font-name="Liberation Serif" fo:letter-spacing="normal" fo:font-style="normal"/>
    </style:style>
    <style:style style:name="T12" style:family="text">
      <style:text-properties fo:font-variant="normal" fo:text-transform="none" fo:color="#222222" loext:opacity="100%" style:font-name="Liberation Serif" fo:letter-spacing="normal" fo:font-style="normal" fo:font-weight="normal" style:font-weight-asian="normal" style:font-weight-complex="normal"/>
    </style:style>
    <style:style style:name="T13" style:family="text">
      <style:text-properties fo:font-variant="normal" fo:text-transform="none" fo:color="#222222" loext:opacity="100%" style:font-name="Liberation Serif" fo:letter-spacing="normal" fo:font-style="normal" fo:font-weight="normal" officeooo:rsid="000cabed" style:font-weight-asian="normal" style:font-weight-complex="normal"/>
    </style:style>
    <style:style style:name="T14" style:family="text">
      <style:text-properties fo:font-variant="normal" fo:text-transform="none" fo:color="#222222" loext:opacity="100%" style:font-name="Liberation Serif" fo:letter-spacing="normal" fo:font-style="normal" fo:font-weight="normal" officeooo:rsid="000e9997" style:font-weight-asian="normal" style:font-weight-complex="normal"/>
    </style:style>
    <style:style style:name="T15" style:family="text">
      <style:text-properties fo:font-variant="normal" fo:text-transform="none" fo:color="#222222" loext:opacity="100%" style:font-name="Liberation Serif" fo:letter-spacing="normal" fo:font-style="normal" officeooo:rsid="000cabed"/>
    </style:style>
    <style:style style:name="T16" style:family="text">
      <style:text-properties fo:font-variant="normal" fo:text-transform="none" fo:color="#222222" loext:opacity="100%" style:font-name="Liberation Serif" fo:letter-spacing="normal" fo:font-style="normal" officeooo:rsid="000e99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2 miles (Red—White Trails)</text:p>
      <text:p text:style-name="P13"/>
      <text:p text:style-name="P6"><text:span text:style-name="T2">City Street Trail </text:span><text:span text:style-name="T3">(0.2 miles)</text:span><text:span text:style-name="T1">: Short, but a sweet introduction. Singletrack with a small creek crossing and some exposed roots.</text:span></text:p>
      <text:p text:style-name="P4"/>
      <text:p text:style-name="P4"><text:span text:style-name="T2">City Park (0.4 miles):</text:span> Doubletrack mixed with singletrack. A stiff climb with switchbacks to warm up the legs or a blistering decent from the Middle Ridge connection.</text:p>
      <text:p text:style-name="P4"/>
      <text:p text:style-name="P4"><text:span text:style-name="T2">Middle Ridge (0.2 miles): </text:span>Gradual doubletrack climb. <text:s/>Prepares the mind and lungs for the rest of the red/white blaze.</text:p>
      <text:p text:style-name="P4"/>
      <text:p text:style-name="P4"><text:span text:style-name="T2">Trail 236 (0.4 miles): </text:span>Fast, flowy, with some roots and rocks exposed.</text:p>
      <text:p text:style-name="P4"/>
      <text:p text:style-name="P4"><text:span text:style-name="T2">Bad Benches (1.0 mile):</text:span> Rolling, relatively smooth singletrack with a couple punchy climbs. A short, dicey, steep section of rocky, rooty, technical switch­backs along the east rim.</text:p>
      <text:p text:style-name="P4"/>
      <text:p text:style-name="P4"><text:span text:style-name="T2">Art &amp; Lola Lane (1.0 mile):</text:span> A good intro for beginners. Fairly smooth dou­bletrack to begin - then advances to some technical single-track to develop the skills.</text:p>
      <text:p text:style-name="P4"/>
      <text:p text:style-name="P4"/>
      <text:p text:style-name="P1"><text:span text:style-name="T2">3.</text:span><text:span text:style-name="T4">50</text:span><text:span text:style-name="T2"> miles (</text:span><text:span text:style-name="T4">Green</text:span><text:span text:style-name="T2">—White Trails)</text:span></text:p>
      <text:p text:style-name="P14"/>
      <text:p text:style-name="P7"><text:span text:style-name="T4">Wageman’s Wall </text:span><text:span text:style-name="T3">(0.</text:span><text:span text:style-name="T4">9</text:span><text:span text:style-name="T3"> miles)</text:span><text:span text:style-name="T1">: Hike yo bike!, if necessary. Serious exposure, but scenic. Advanced tricky, technical singletrack with rock gardens, loose rocks, obstacles and large rock drops. No rest in either direction. A spicy treat for experts or those wanting to test their next-level skills.</text:span></text:p>
      <text:p text:style-name="P7"/>
      <text:p text:style-name="P8">Homebldr (0.7 miles): <text:span text:style-name="T5">Should have been called homewrecker for its fast technical design. Combine with Wageman's Wall clockwise and enjoy a fast, winding descent. Choose the rock drop shortcut for the win.</text:span></text:p>
      <text:p text:style-name="P18"/>
      <text:p text:style-name="P8">Newhouse Drive (0.28 miles): <text:span text:style-name="T5">A short downhill for it's namesake. Rocks, roots and tight switchbacks. It's preferable to use a downhill approach.</text:span></text:p>
      <text:p text:style-name="P18"/>
      <text:p text:style-name="P8">Captain G’s (1.61 miles): <text:span text:style-name="T5">It's the place to be. Scallywags leave this one up to the seadogs. We took a "stance" and while not too techy it'll keep you on the plank of exposure. Most creek crossings and bridges on MMT. A beautiful trail to explore.</text:span></text:p>
      <text:p text:style-name="P18"/>
      <text:p text:style-name="P18"/>
      <text:p text:style-name="P5"/>
      <text:p text:style-name="P1"><text:span text:style-name="T4">10.15</text:span><text:span text:style-name="T2"> miles (</text:span><text:span text:style-name="T4">Blue</text:span><text:span text:style-name="T2">—</text:span><text:span text:style-name="T4">Gold</text:span><text:span text:style-name="T2"> Trails)</text:span></text:p>
      <text:p text:style-name="P15"/>
      <text:p text:style-name="P8">Lyle’s Mile (1.3 miles): <text:span text:style-name="T5">Relatively smooth track provides a nice overlook of the valley. A couple small bumps on the way to Dinky Knob 999'. Our Lead Compli­ance Officer kept this one fairly tame, but allowed some small jumps for rewards</text:span></text:p>
      <text:p text:style-name="P18"/>
      <text:p text:style-name="P8">Stonestreetz (0.96 miles): <text:span text:style-name="T5">Counsel laid down the law on this conservative smooth single track. Nothing tricky and you'll roll so fast on the reclaimed log road you may miss the close up view of the valley. A couple bridges help cross the holler gaps.</text:span></text:p>
      <text:p text:style-name="P18"/>
      <text:p text:style-name="P8">Lindy Land (1.38 miles):<text:span text:style-name="T5">A true tribute to our young entrepreneur, Lindy. Far out playful adventure, but worth it. Specific built booters, kickers, gap jumps and log rolls to help hone the skills. Ups and downs as usual with an ascent to CW Knob at 1003'.</text:span></text:p>
      <text:p text:style-name="P18"/>
      <text:p text:style-name="P8">Quick Sands (0.71 miles): <text:span text:style-name="T5">No sands, but plenty of quick on the downhill coun­terclockwise - just enough tech to keep you on your toes. Roll it clockwise for a gradual climb with a steep pitch in the middle. The high tree canopy, hovering maples and pond views make this a sweet treat for trail candy.</text:span></text:p>
      <text:p text:style-name="P18"/>
      <text:p text:style-name="P8">Young Run (1.56 miles):<text:span text:style-name="T5">Appropriately, a high frequency line. It's a climb, but gradual with a couple short steeps. The twist and turns will keep you occupied, but don't miss a couple sweet valley views. This trail communicates what the blue/gold is all about. It's nice to be Young, but a good reminder that it hertz for everyone to reach the top.</text:span></text:p>
      <text:p text:style-name="P18"/>
      <text:p text:style-name="P8"><text:soft-page-break/>Coast 2r Coast (0.95 miles): <text:span text:style-name="T5">This trail provides wisdom as it winds its way to MMT's highest elevation, Izzy's Peak at 1060'. It's the segue to MMT Backcoun­try. Nothing technical, but several tight switchbacks to navigate with steep eleva­tion. A tribute to Coach and his four trips across the United States. Enjoy the peace and quite along this trail.</text:span></text:p>
      <text:p text:style-name="P18"/>
      <text:p text:style-name="P8">Dawson’s Streak (1.23 miles): <text:span text:style-name="T5">Head to the bank of calories on this one. The ups, downs and all arounds will require a deposit. The final leg in the MMT Backcoun­try that completes the blue gold loop. The streak is still alive.</text:span></text:p>
      <text:p text:style-name="P18"/>
      <text:p text:style-name="P8">Star Spangled Stevens (1.0 miles): <text:span text:style-name="T5">It’s MMT Backcountry’s roller coaster tribute to Mr. America. <text:s/>There’s no obstacle worthy of holding back a hero on this trail. <text:s/>Freedom, sacrifice, and memorial to our military personnel.</text:span></text:p>
      <text:p text:style-name="P18"/>
      <text:p text:style-name="P8">Win Jarrell (1.06): <text:span text:style-name="T5">A creative design and fulfilling experience for many that wander to the Backcountry. A few tight, technical dips and crossings with a hid­den gem below the feet. A trail dog's favorite exploration.</text:span></text:p>
      <text:p text:style-name="P18"/>
      <text:p text:style-name="P18"/>
      <text:p text:style-name="P2"><text:span text:style-name="T6">4.71</text:span> miles (<text:span text:style-name="T6">Pink</text:span>—<text:span text:style-name="T6">Purple</text:span> Trails)</text:p>
      <text:p text:style-name="P11"/>
      <text:p text:style-name="P10">Kudlak’s Kut (0.75 miles): <text:span text:style-name="T5">Don't let the magic dust hit you in the face. Mild tech with the exception of an optional 5' drop in the middle, hit the approach right. It's the trail architects choice to ascend. A main vein to the landing pad parking lot, trail system as a whole and in the flesh to the Build Team.</text:span></text:p>
      <text:p text:style-name="P11"/>
      <text:p text:style-name="P10">Super Sizemore (0.9 miles): <text:span text:style-name="T5">Preferable drop from the pipeline with a connection into Kudlak. Don't let the beginning fool you, it gets techy with some hillside expo­sure. Requires a more skillful rider. Earn a trophy for the climb, stop and enjoy the sunrise midway.</text:span></text:p>
      <text:p text:style-name="P11"/>
      <text:p text:style-name="P10">White’s Wheel (0.78 miles): <text:span text:style-name="T5">A reminder of commitment. The trail is a play­ground, but the roller coaster of a ride will zap the energy. Stay focused and enjoy the sunset on Mae Camp. Skinny practice on Jerrell's Jym.</text:span></text:p>
      <text:p text:style-name="P11"/>
      <text:p text:style-name="P10">Chasin Chelsea (0.75 miles): <text:span text:style-name="T5">Packed with spontaneous bursts of fun. Berm prac­tice, speed work and sprints. It's the life of the party and leads you to some great picnic locations. It's a time trial for the locals. The chase is on.</text:span></text:p>
      <text:p text:style-name="P11"/>
      <text:p text:style-name="P10">Cottrill’s Calling (0.78 miles): <text:span text:style-name="T5">The statesman stretched the cord and hit the west­ern most sunset view. A tall tree canopy boasts great valley views at 1020'. Noth­ing too technical, but enough to test the operator.</text:span></text:p>
      <text:p text:style-name="P11"/>
      <text:p text:style-name="P10">Adam Bomb (0.75 miles): <text:span text:style-name="T5">Kind of reminds you of a Hot Wheels track. <text:s/>A tight techinical bomb from the pipeline with mulitple creek crossings to cool the brakes. <text:s/>From the creek, either the heart, lungs or legs may explode. <text:s/>Even Adam himself prefers this roll to disc golf. <text:s/></text:span></text:p>
      <text:p text:style-name="P10"><text:span text:style-name="T5"/></text:p>
      <text:p text:style-name="P10"><text:span text:style-name="T11">Wild Wonderful Wheelbillies</text:span><text:span text:style-name="T12"> </text:span><text:span text:style-name="T11">(0.75 miles</text:span><text:span text:style-name="T16">):</text:span><text:span text:style-name="T14"> </text:span><text:span text:style-name="T13">A billy goat's dream, but don't get caught in the gaze admiring the beauty. <text:s/>It twists, turns and takes you deep in the holler. <text:s/>Our local bike shop family put in the trail build time and earned a wild wonderful West Virginia line deep in MMT Backcountry.</text:span></text:p>
      <text:p text:style-name="P10"><text:span text:style-name="T13"/></text:p>
      <text:p text:style-name="P17"><text:span text:style-name="T15">Broughton's Blaze (0.75 miles)</text:span><text:span text:style-name="T13">: Don't let the jorts get caught on the seat with this quick drop to the Branch of Tacketts. <text:s/>It's technical with a couple blind turns. <text:s/>This is an approved trail by the West Virginia Enduro Mountain Bike State Champ. <text:s/>Best traveled downhill, but your choice if you like to climb.</text:span></text:p>
      <text:p text:style-name="P11"/>
      <text:p text:style-name="P11"/>
      <text:p text:style-name="P2"><text:span text:style-name="T6">0.72</text:span> miles (<text:span text:style-name="T6">Yellow</text:span> Trail)</text:p>
      <text:p text:style-name="P9"/>
      <text:p text:style-name="P10">Tol Flow (0.72 miles): <text:span text:style-name="T5">A beginner's paradise. Just enough Toler rollers to help you progress. Keep in mind, it's ok to hike yo bike until your comfortable or in better shape to tackle the short punchy climbs. Keep up the good work and en­joy the rest of the mountain soon.</text:span></text:p>
      <text:p text:style-name="P11"/>
      <text:p text:style-name="P11"/>
      <text:p text:style-name="P2"><text:span text:style-name="T6">0.55</text:span> miles (<text:span text:style-name="T6">Black</text:span>—<text:span text:style-name="T6">White</text:span> Trail)</text:p>
      <text:p text:style-name="P9"/>
      <text:p text:style-name="P10">Cease and Desist (0.55 miles): <text:span text:style-name="T5">Downhill Gap Jump. That's all you need to know. Experts Only</text:span></text:p>
      <text:p text:style-name="P11"/>
      <text:p text:style-name="P3"><text:soft-page-break/>Double white blazes are shortcuts. <text:s/>Provides a connection between the different trails.</text:p>
      <text:p text:style-name="P11"/>
      <text:p text:style-name="P11"/>
      <text:p text:style-name="P11"/>
      <text:p text:style-name="P11"/>
      <text:p text:style-name="P11"/>
      <text:p text:style-name="P11"/>
      <text:p text:style-name="P11"/>
      <text:p text:style-name="P11"/>
      <text:p text:style-name="P11"/>
      <text:p text:style-name="P11"/>
      <text:p text:style-name="P21">All trails feature two-way traffic; please yeild to climbing riders. <text:s/>Bike traffic has the right of way at all times. <text:s/>Advanced trails may include steep grades, large boulders, loose rocks, drops, fallen trees, and other significant trail hazards.</text:p>
      <text:p text:style-name="P23"/>
      <text:p text:style-name="P23"/>
      <text:p text:style-name="P22">Bikes: <text:span text:style-name="T5">A helmet is required for all riders. <text:s/>We highly recommend the following routeing for all:</text:span></text:p>
      <text:p text:style-name="P22">Pre-Ride, Ride, Re-Ride, know your limits.</text:p>
      <text:p text:style-name="P22"/>
      <text:p text:style-name="P22">Pets<text:span text:style-name="T5">: Please keep your lovely pets under control.</text:span></text:p>
      <text:p text:style-name="P24">If you’re not confident in their behavior, please use a leash to avoid collisions or accidents.</text:p>
      <text:p text:style-name="P24"/>
      <text:p text:style-name="P22">Trash:<text:span text:style-name="T5"> Simple. <text:s/>Carry out what you carry in.</text:span></text:p>
      <text:p text:style-name="P24"/>
      <text:p text:style-name="P24">In the event of an emergency, call 911.</text:p>
      <text:p text:style-name="P24"/>
      <text:p text:style-name="P24">For more information, check out our Facebook page: <text:s/>“Meeks Mountain Trail Alliance”.</text:p>
      <text:p text:style-name="P20">Have fun and be nice to oth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23:10:40.552000000</meta:creation-date>
    <dc:date>2022-12-13T22:08:35.583000000</dc:date>
    <meta:editing-duration>PT57M59S</meta:editing-duration>
    <meta:editing-cycles>4</meta:editing-cycles>
    <meta:generator>LibreOffice/7.2.4.1$Windows_X86_64 LibreOffice_project/27d75539669ac387bb498e35313b970b7fe9c4f9</meta:generator>
    <meta:document-statistic meta:table-count="0" meta:image-count="0" meta:object-count="0" meta:page-count="3" meta:paragraph-count="45" meta:word-count="1290" meta:character-count="7592" meta:non-whitespace-character-count="6333"/>
  </office:meta>
</office:document-meta>
</file>